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1.86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70.44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138.39pt"/>
    </style:style>
    <style:style style:name="co12" style:family="table-column">
      <style:table-column-properties fo:break-before="auto" style:column-width="141.51pt"/>
    </style:style>
    <style:style style:name="co13" style:family="table-column">
      <style:table-column-properties fo:break-before="auto" style:column-width="122.9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 style:data-style-name="N121"/>
    <style:style style:name="ce7" style:family="table-cell" style:parent-style-name="Default" style:data-style-name="N121"/>
    <style:style style:name="ce8" style:family="table-cell" style:parent-style-name="Default" style:data-style-name="N121"/>
    <style:style style:name="ce9" style:family="table-cell" style:parent-style-name="Default" style:data-style-name="N121"/>
    <style:style style:name="ce10" style:family="table-cell" style:parent-style-name="Default">
      <style:map style:condition="cell-content()!=0" style:apply-style-name="RedBG" style:base-cell-address="Sheet1.J2"/>
    </style:style>
    <style:style style:name="ce11" style:family="table-cell" style:parent-style-name="Default">
      <style:map style:condition="cell-content()!=0" style:apply-style-name="Green" style:base-cell-address="Sheet1.L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5" table:default-cell-style-name="ce4"/>
        <table:table-column table:style-name="co6" table:default-cell-style-name="ce5"/>
        <table:table-column table:style-name="co7" table:default-cell-style-name="ce6"/>
        <table:table-column table:style-name="co8" table:default-cell-style-name="ce7"/>
        <table:table-column table:style-name="co9" table:default-cell-style-name="ce8"/>
        <table:table-column table:style-name="co10" table:default-cell-style-name="ce10"/>
        <table:table-column table:style-name="co11" table:default-cell-style-name="ce10"/>
        <table:table-column table:style-name="co12" table:default-cell-style-name="ce11"/>
        <table:table-column table:style-name="co13" table:default-cell-style-name="ce11"/>
        <table:table-row table:style-name="ro1">
          <table:table-cell table:style-name="ce1" office:value-type="string" calcext:value-type="string">
            <text:p>Business</text:p>
          </table:table-cell>
          <table:table-cell table:style-name="ce1" office:value-type="string" calcext:value-type="string">
            <text:p>Est. Cost</text:p>
          </table:table-cell>
          <table:table-cell table:style-name="ce1" office:value-type="string" calcext:value-type="string">
            <text:p>+Tourism</text:p>
          </table:table-cell>
          <table:table-cell table:style-name="ce1" office:value-type="string" calcext:value-type="string">
            <text:p>Patron cap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les</text:p>
          </table:table-cell>
          <table:table-cell table:style-name="ce1" office:value-type="string" calcext:value-type="string">
            <text:p>Income/Day</text:p>
          </table:table-cell>
          <table:table-cell table:style-name="ce1" office:value-type="string" calcext:value-type="string">
            <text:p>Income/Space</text:p>
          </table:table-cell>
          <table:table-cell table:style-name="ce1" office:value-type="string" calcext:value-type="string">
            <text:p>Est. Payback</text:p>
          </table:table-cell>
          <table:table-cell table:style-name="ce1" office:value-type="string" calcext:value-type="string">
            <text:p>Drawback 1</text:p>
          </table:table-cell>
          <table:table-cell table:style-name="ce1" office:value-type="string" calcext:value-type="string">
            <text:p>Drawback 2</text:p>
          </table:table-cell>
          <table:table-cell table:style-name="ce1" office:value-type="string" calcext:value-type="string">
            <text:p>Benefit 1</text:p>
          </table:table-cell>
          <table:table-cell table:style-name="ce1" office:value-type="string" calcext:value-type="string">
            <text:p>Benefit 2</text:p>
          </table:table-cell>
        </table:table-row>
        <table:table-row table:style-name="ro1">
          <table:table-cell office:value-type="string" calcext:value-type="string">
            <text:p>Convention Center</text:p>
          </table:table-cell>
          <table:table-cell table:formula="of:=2200+30*6+20*2" office:value-type="float" office:value="2420" calcext:value-type="float">
            <text:p>2420</text:p>
          </table:table-cell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formula="of:=[.D2]*[.E2]*0.44" office:value-type="float" office:value="492.8" calcext:value-type="float">
            <text:p>492.8</text:p>
          </table:table-cell>
          <table:table-cell table:formula="of:=[.G2]/[.F2]" office:value-type="float" office:value="54.7555555555556" calcext:value-type="float">
            <text:p>54.8</text:p>
          </table:table-cell>
          <table:table-cell table:formula="of:=[.B2]/[.G2]" office:value-type="float" office:value="4.91071428571429" calcext:value-type="float">
            <text:p>4.9</text:p>
          </table:table-cell>
          <table:table-cell table:number-columns-repeated="2"/>
          <table:table-cell office:value-type="string" calcext:value-type="string">
            <text:p>Occasional increased tourism</text:p>
          </table:table-cell>
          <table:table-cell/>
        </table:table-row>
        <table:table-row table:style-name="ro1">
          <table:table-cell office:value-type="string" calcext:value-type="string">
            <text:p>Resort Hotel</text:p>
          </table:table-cell>
          <table:table-cell table:formula="of:=1500+6*25+2*15" office:value-type="float" office:value="1680" calcext:value-type="float">
            <text:p>1680</text:p>
          </table:table-cell>
          <table:table-cell office:value-type="float" office:value="200" calcext:value-type="float">
            <text:p>200</text:p>
          </table:table-cell>
          <table:table-cell office:value-type="float" office:value="650" calcext:value-type="float">
            <text:p>650</text:p>
          </table:table-cell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table:formula="of:=[.D3]*[.E3]*0.44" office:value-type="float" office:value="343.2" calcext:value-type="float">
            <text:p>343.2</text:p>
          </table:table-cell>
          <table:table-cell table:formula="of:=[.G3]/[.F3]" office:value-type="float" office:value="38.1333333333333" calcext:value-type="float">
            <text:p>38.1</text:p>
          </table:table-cell>
          <table:table-cell table:formula="of:=[.B3]/[.G3]" office:value-type="float" office:value="4.8951048951049" calcext:value-type="float">
            <text:p>4.9</text:p>
          </table:table-cell>
          <table:table-cell office:value-type="string" calcext:value-type="string">
            <text:p>+0.1 Lux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 Check Bank (~4k pop)</text:p>
          </table:table-cell>
          <table:table-cell table:formula="of:=980+2*25+15*6" office:value-type="float" office:value="1120" calcext:value-type="float">
            <text:p>112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.0</text:p>
          </table:table-cell>
          <table:table-cell table:formula="of:=[.G4]/[.F4]" office:value-type="float" office:value="35.25" calcext:value-type="float">
            <text:p>35.3</text:p>
          </table:table-cell>
          <table:table-cell table:formula="of:=[.B4]/[.G4]" office:value-type="float" office:value="7.94326241134752" calcext:value-type="float">
            <text:p>7.9</text:p>
          </table:table-cell>
          <table:table-cell office:value-type="string" calcext:value-type="string">
            <text:p>+0.15 Organized Crime</text:p>
          </table:table-cell>
          <table:table-cell table:number-columns-repeated="2"/>
          <table:table-cell office:value-type="string" calcext:value-type="string">
            <text:p>Doesn’t consume patrons</text:p>
          </table:table-cell>
        </table:table-row>
        <table:table-row table:style-name="ro1">
          <table:table-cell office:value-type="string" calcext:value-type="string">
            <text:p>Game Dev Studio (~4k pop)</text:p>
          </table:table-cell>
          <table:table-cell table:formula="of:=700+6*30+20*10" office:value-type="float" office:value="1080" calcext:value-type="float">
            <text:p>1080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.0</text:p>
          </table:table-cell>
          <table:table-cell table:formula="of:=[.G5]/[.F5]" office:value-type="float" office:value="33" calcext:value-type="float">
            <text:p>33.0</text:p>
          </table:table-cell>
          <table:table-cell table:formula="of:=[.B5]/[.G5]" office:value-type="float" office:value="8.18181818181818" calcext:value-type="float">
            <text:p>8.2</text:p>
          </table:table-cell>
          <table:table-cell table:number-columns-repeated="2"/>
          <table:table-cell office:value-type="string" calcext:value-type="string">
            <text:p>Makes apps</text:p>
          </table:table-cell>
          <table:table-cell office:value-type="string" calcext:value-type="string">
            <text:p>Doesn’t consume patrons</text:p>
          </table:table-cell>
        </table:table-row>
        <table:table-row table:style-name="ro1">
          <table:table-cell office:value-type="string" calcext:value-type="string">
            <text:p>Sauce Code</text:p>
          </table:table-cell>
          <table:table-cell table:formula="of:=490+20+10*15+10*5" office:value-type="float" office:value="710" calcext:value-type="float">
            <text:p>71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formula="of:=[.D6]*[.E6]*0.44" office:value-type="float" office:value="109.12" calcext:value-type="float">
            <text:p>109.1</text:p>
          </table:table-cell>
          <table:table-cell table:formula="of:=[.G6]/[.F6]" office:value-type="float" office:value="27.28" calcext:value-type="float">
            <text:p>27.3</text:p>
          </table:table-cell>
          <table:table-cell table:formula="of:=[.B6]/[.G6]" office:value-type="float" office:value="6.50659824046921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 Spring Inn</text:p>
          </table:table-cell>
          <table:table-cell table:formula="of:=1100+25+2*10" office:value-type="float" office:value="1145" calcext:value-type="float">
            <text:p>1145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formula="of:=[.D7]*[.E7]*0.44" office:value-type="float" office:value="231" calcext:value-type="float">
            <text:p>231.0</text:p>
          </table:table-cell>
          <table:table-cell table:formula="of:=[.G7]/[.F7]" office:value-type="float" office:value="25.6666666666667" calcext:value-type="float">
            <text:p>25.7</text:p>
          </table:table-cell>
          <table:table-cell table:formula="of:=[.B7]/[.G7]" office:value-type="float" office:value="4.95670995670996" calcext:value-type="float">
            <text:p>5.0</text:p>
          </table:table-cell>
          <table:table-cell office:value-type="string" calcext:value-type="string">
            <text:p>Can only build one</text:p>
          </table:table-cell>
          <table:table-cell office:value-type="string" calcext:value-type="string">
            <text:p>Can only build in a fixed s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890+35+10*10" office:value-type="float" office:value="1025" calcext:value-type="float">
            <text:p>102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table:formula="of:=[.D8]*[.E8]*0.44" office:value-type="float" office:value="228.8" calcext:value-type="float">
            <text:p>228.8</text:p>
          </table:table-cell>
          <table:table-cell table:formula="of:=[.G8]/[.F8]" office:value-type="float" office:value="25.4222222222222" calcext:value-type="float">
            <text:p>25.4</text:p>
          </table:table-cell>
          <table:table-cell table:formula="of:=[.B8]/[.G8]" office:value-type="float" office:value="4.47989510489511" calcext:value-type="float">
            <text:p>4.5</text:p>
          </table:table-cell>
          <table:table-cell office:value-type="string" calcext:value-type="string">
            <text:p>+0.2 Organized Crime</text:p>
          </table:table-cell>
          <table:table-cell/>
          <table:table-cell office:value-type="string" calcext:value-type="string">
            <text:p>Unlocks Slots minigame</text:p>
          </table:table-cell>
          <table:table-cell/>
        </table:table-row>
        <table:table-row table:style-name="ro1">
          <table:table-cell office:value-type="string" calcext:value-type="string">
            <text:p>Ice Cream Truck</text:p>
          </table:table-cell>
          <table:table-cell table:formula="of:=100+5*2" office:value-type="float" office:value="110" calcext:value-type="float">
            <text:p>1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D9]*[.E9]*0.44" office:value-type="float" office:value="24.64" calcext:value-type="float">
            <text:p>24.6</text:p>
          </table:table-cell>
          <table:table-cell table:formula="of:=[.G9]/[.F9]" office:value-type="float" office:value="24.64" calcext:value-type="float">
            <text:p>24.6</text:p>
          </table:table-cell>
          <table:table-cell table:formula="of:=[.B9]/[.G9]" office:value-type="float" office:value="4.46428571428571" calcext:value-type="float">
            <text:p>4.5</text:p>
          </table:table-cell>
          <table:table-cell office:value-type="string" calcext:value-type="string">
            <text:p>Weak presence</text:p>
          </table:table-cell>
          <table:table-cell/>
          <table:table-cell office:value-type="string" calcext:value-type="string">
            <text:p>Huge radius</text:p>
          </table:table-cell>
          <table:table-cell/>
        </table:table-row>
        <table:table-row table:style-name="ro1">
          <table:table-cell office:value-type="string" calcext:value-type="string">
            <text:p>Maid Two Teas</text:p>
          </table:table-cell>
          <table:table-cell table:formula="of:=460+25+2*10+5*10" office:value-type="float" office:value="555" calcext:value-type="float">
            <text:p>55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0]*[.E10]*0.44" office:value-type="float" office:value="89.76" calcext:value-type="float">
            <text:p>89.8</text:p>
          </table:table-cell>
          <table:table-cell table:formula="of:=[.G10]/[.F10]" office:value-type="float" office:value="22.44" calcext:value-type="float">
            <text:p>22.4</text:p>
          </table:table-cell>
          <table:table-cell table:formula="of:=[.B10]/[.G10]" office:value-type="float" office:value="6.1831550802139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g’s Grog B’Arr</text:p>
          </table:table-cell>
          <table:table-cell table:formula="of:=400+25+10" office:value-type="float" office:value="435" calcext:value-type="float">
            <text:p>43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D11]*[.E11]*0.44" office:value-type="float" office:value="89.1" calcext:value-type="float">
            <text:p>89.1</text:p>
          </table:table-cell>
          <table:table-cell table:formula="of:=[.G11]/[.F11]" office:value-type="float" office:value="22.275" calcext:value-type="float">
            <text:p>22.3</text:p>
          </table:table-cell>
          <table:table-cell table:formula="of:=[.B11]/[.G11]" office:value-type="float" office:value="4.88215488215488" calcext:value-type="float">
            <text:p>4.9</text:p>
          </table:table-cell>
          <table:table-cell office:value-type="string" calcext:value-type="string">
            <text:p>+0.2 Petty Crime</text:p>
          </table:table-cell>
          <table:table-cell office:value-type="string" calcext:value-type="string">
            <text:p>+0.05 Organized Cr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 Happens</text:p>
          </table:table-cell>
          <table:table-cell table:formula="of:=350+25+2*10" office:value-type="float" office:value="395" calcext:value-type="float">
            <text:p>3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formula="of:=[.D12]*[.E12]*0.44" office:value-type="float" office:value="79.2" calcext:value-type="float">
            <text:p>79.2</text:p>
          </table:table-cell>
          <table:table-cell table:formula="of:=[.G12]/[.F12]" office:value-type="float" office:value="19.8" calcext:value-type="float">
            <text:p>19.8</text:p>
          </table:table-cell>
          <table:table-cell table:formula="of:=[.B12]/[.G12]" office:value-type="float" office:value="4.98737373737374" calcext:value-type="float">
            <text:p>5.0</text:p>
          </table:table-cell>
          <table:table-cell office:value-type="string" calcext:value-type="string">
            <text:p>Consumes Furniture</text:p>
          </table:table-cell>
          <table:table-cell/>
          <table:table-cell office:value-type="string" calcext:value-type="string">
            <text:p>Boosts population growth</text:p>
          </table:table-cell>
          <table:table-cell/>
        </table:table-row>
        <table:table-row table:style-name="ro1">
          <table:table-cell office:value-type="string" calcext:value-type="string">
            <text:p>Carter’s Cars</text:p>
          </table:table-cell>
          <table:table-cell table:formula="of:=700+30*2+20*3+10*2" office:value-type="float" office:value="840" calcext:value-type="float">
            <text:p>84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D13]*[.E13]*0.44" office:value-type="float" office:value="174.24" calcext:value-type="float">
            <text:p>174.2</text:p>
          </table:table-cell>
          <table:table-cell table:formula="of:=[.G13]/[.F13]" office:value-type="float" office:value="19.36" calcext:value-type="float">
            <text:p>19.4</text:p>
          </table:table-cell>
          <table:table-cell table:formula="of:=[.B13]/[.G13]" office:value-type="float" office:value="4.82093663911846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</text:p>
          </table:table-cell>
          <table:table-cell table:formula="of:=140+20" office:value-type="float" office:value="160" calcext:value-type="float">
            <text:p>16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14]*[.E14]*0.44" office:value-type="float" office:value="74.8" calcext:value-type="float">
            <text:p>74.8</text:p>
          </table:table-cell>
          <table:table-cell table:formula="of:=[.G14]/[.F14]" office:value-type="float" office:value="18.7" calcext:value-type="float">
            <text:p>18.7</text:p>
          </table:table-cell>
          <table:table-cell table:formula="of:=[.B14]/[.G14]" office:value-type="float" office:value="2.13903743315508" calcext:value-type="float">
            <text:p>2.1</text:p>
          </table:table-cell>
          <table:table-cell office:value-type="string" calcext:value-type="string">
            <text:p>+0.15 Petty Cr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oaded Die</text:p>
          </table:table-cell>
          <table:table-cell table:formula="of:=320+20" office:value-type="float" office:value="340" calcext:value-type="float">
            <text:p>34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D15]*[.E15]*0.44" office:value-type="float" office:value="74.36" calcext:value-type="float">
            <text:p>74.4</text:p>
          </table:table-cell>
          <table:table-cell table:formula="of:=[.G15]/[.F15]" office:value-type="float" office:value="18.59" calcext:value-type="float">
            <text:p>18.6</text:p>
          </table:table-cell>
          <table:table-cell table:formula="of:=[.B15]/[.G15]" office:value-type="float" office:value="4.57235072619688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lemart</text:p>
          </table:table-cell>
          <table:table-cell table:formula="of:=640+35+2*10" office:value-type="float" office:value="695" calcext:value-type="float">
            <text:p>695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0.65" calcext:value-type="float">
            <text:p>0.65</text:p>
          </table:table-cell>
          <table:table-cell office:value-type="float" office:value="9" calcext:value-type="float">
            <text:p>9</text:p>
          </table:table-cell>
          <table:table-cell table:formula="of:=[.D16]*[.E16]*0.44" office:value-type="float" office:value="145.86" calcext:value-type="float">
            <text:p>145.9</text:p>
          </table:table-cell>
          <table:table-cell table:formula="of:=[.G16]/[.F16]" office:value-type="float" office:value="16.2066666666667" calcext:value-type="float">
            <text:p>16.2</text:p>
          </table:table-cell>
          <table:table-cell table:formula="of:=[.B16]/[.G16]" office:value-type="float" office:value="4.76484300013712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ema</text:p>
          </table:table-cell>
          <table:table-cell table:formula="of:=560+25+10*2" office:value-type="float" office:value="605" calcext:value-type="float">
            <text:p>60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table:formula="of:=[.D17]*[.E17]*0.44" office:value-type="float" office:value="128.656" calcext:value-type="float">
            <text:p>128.7</text:p>
          </table:table-cell>
          <table:table-cell table:formula="of:=[.G17]/[.F17]" office:value-type="float" office:value="14.2951111111111" calcext:value-type="float">
            <text:p>14.3</text:p>
          </table:table-cell>
          <table:table-cell table:formula="of:=[.B17]/[.G17]" office:value-type="float" office:value="4.70246238030096" calcext:value-type="float">
            <text:p>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m Nom Nom</text:p>
          </table:table-cell>
          <table:table-cell table:formula="of:=270+20+10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formula="of:=[.D18]*[.E18]*0.44" office:value-type="float" office:value="55.44" calcext:value-type="float">
            <text:p>55.4</text:p>
          </table:table-cell>
          <table:table-cell table:formula="of:=[.G18]/[.F18]" office:value-type="float" office:value="13.86" calcext:value-type="float">
            <text:p>13.9</text:p>
          </table:table-cell>
          <table:table-cell table:formula="of:=[.B18]/[.G18]" office:value-type="float" office:value="5.41125541125541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Store</text:p>
          </table:table-cell>
          <table:table-cell table:formula="of:=40+5" office:value-type="float" office:value="45" calcext:value-type="float">
            <text:p>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[.D19]*[.E19]*0.44" office:value-type="float" office:value="12.1" calcext:value-type="float">
            <text:p>12.1</text:p>
          </table:table-cell>
          <table:table-cell table:formula="of:=[.G19]/[.F19]" office:value-type="float" office:value="12.1" calcext:value-type="float">
            <text:p>12.1</text:p>
          </table:table-cell>
          <table:table-cell table:formula="of:=[.B19]/[.G19]" office:value-type="float" office:value="3.71900826446281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fe</text:p>
          </table:table-cell>
          <table:table-cell table:formula="of:=160+25" office:value-type="float" office:value="185" calcext:value-type="float">
            <text:p>1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D20]*[.E20]*0.44" office:value-type="float" office:value="42.9" calcext:value-type="float">
            <text:p>42.9</text:p>
          </table:table-cell>
          <table:table-cell table:formula="of:=[.G20]/[.F20]" office:value-type="float" office:value="10.725" calcext:value-type="float">
            <text:p>10.7</text:p>
          </table:table-cell>
          <table:table-cell table:formula="of:=[.B20]/[.G20]" office:value-type="float" office:value="4.31235431235431" calcext:value-type="float">
            <text:p>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kas Candy</text:p>
          </table:table-cell>
          <table:table-cell table:formula="of:=90+20" office:value-type="float" office:value="110" calcext:value-type="float">
            <text:p>1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formula="of:=[.D21]*[.E21]*0.44" office:value-type="float" office:value="36.96" calcext:value-type="float">
            <text:p>37.0</text:p>
          </table:table-cell>
          <table:table-cell table:formula="of:=[.G21]/[.F21]" office:value-type="float" office:value="9.24" calcext:value-type="float">
            <text:p>9.2</text:p>
          </table:table-cell>
          <table:table-cell table:formula="of:=[.B21]/[.G21]" office:value-type="float" office:value="2.97619047619048" calcext:value-type="float">
            <text:p>3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kyard</text:p>
          </table:table-cell>
          <table:table-cell table:formula="of:=50+5" office:value-type="float" office:value="55" calcext:value-type="float">
            <text:p>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65" calcext:value-type="float">
            <text:p>0.65</text:p>
          </table:table-cell>
          <table:table-cell office:value-type="float" office:value="9" calcext:value-type="float">
            <text:p>9</text:p>
          </table:table-cell>
          <table:table-cell table:formula="of:=[.D22]*[.E22]*0.44" office:value-type="float" office:value="42.9" calcext:value-type="float">
            <text:p>42.9</text:p>
          </table:table-cell>
          <table:table-cell table:formula="of:=[.G22]/[.F22]" office:value-type="float" office:value="4.76666666666667" calcext:value-type="float">
            <text:p>4.8</text:p>
          </table:table-cell>
          <table:table-cell table:formula="of:=[.B22]/[.G22]" office:value-type="float" office:value="1.28205128205128" calcext:value-type="float">
            <text:p>1.3</text:p>
          </table:table-cell>
          <table:table-cell office:value-type="string" calcext:value-type="string">
            <text:p>-0.25 Luxury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5"/>
          <table:table-cell table:style-name="ce9"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style-name="ce9"/>
          <table:table-cell table:style-name="Default" table:number-columns-repeated="4"/>
        </table:table-row>
        <calcext:conditional-formats>
          <calcext:conditional-format calcext:target-range-address="Sheet1.B2:Sheet1.B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2:Sheet1.D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2:Sheet1.E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2:Sheet1.F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:Sheet1.G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2:Sheet1.H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J2:Sheet1.K22">
            <calcext:condition calcext:apply-style-name="RedBG" calcext:value="!=0" calcext:base-cell-address="Sheet1.J2"/>
          </calcext:conditional-format>
          <calcext:conditional-format calcext:target-range-address="Sheet1.L2:Sheet1.M22">
            <calcext:condition calcext:apply-style-name="Green" calcext:value="!=0" calcext:base-cell-address="Sheet1.L2"/>
          </calcext:conditional-format>
          <calcext:conditional-format calcext:target-range-address="Sheet1.I2:Sheet1.I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22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BG" style:family="table-cell" style:parent-style-name="Default" style:data-style-name="N100">
      <style:table-cell-properties fo:background-color="#ffa6a6" loext:vertical-justify="auto"/>
      <style:paragraph-properties css3t:text-justify="auto"/>
    </style:style>
    <style:style style:name="Green" style:family="table-cell" style:parent-style-name="Default" style:data-style-name="N100">
      <style:table-cell-properties fo:background-color="#d4ea6b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5:42:44.5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Programmer </meta:initial-creator>
    <meta:creation-date>2024-12-15T20:40:50.226000000</meta:creation-date>
    <dc:date>2024-12-16T17:31:12.216000000</dc:date>
    <dc:creator>DeProgrammer </dc:creator>
    <meta:editing-duration>PT36M1S</meta:editing-duration>
    <meta:editing-cycles>3</meta:editing-cycles>
    <meta:generator>LibreOffice/6.3.3.2$Windows_X86_64 LibreOffice_project/a64200df03143b798afd1ec74a12ab50359878ed</meta:generator>
    <meta:document-statistic meta:table-count="1" meta:cell-count="203" meta:object-count="0"/>
  </office:meta>
</office:document-meta>
</file>